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7" style:family="table-cell" style:parent-style-name="Default" style:data-style-name="N3">
      <style:table-cell-properties fo:border="thin solid #000000" fo:background-color="#D9D9D9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9" style:family="table-cell" style:parent-style-name="Default" style:data-style-name="N4">
      <style:table-cell-properties fo:border="thin solid #000000"/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fo:border="thin solid #000000" style:vertical-align="automatic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="thin solid #000000" fo:background-color="#D9D9D9"/>
      <style:text-properties fo:font-size="12pt" style:font-size-asian="12pt" style:font-size-complex="12pt"/>
    </style:style>
    <style:style style:name="ce12" style:family="table-cell" style:parent-style-name="Default" style:data-style-name="N36">
      <style:table-cell-properties fo:border="thin solid #000000" style:vertical-align="automatic" fo:background-color="#FFFFFF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-top="thin solid #000000" fo:border-bottom="thin solid #000000" fo:border-left="thin solid #000000" fo:border-right="none" fo:background-color="#D9D9D9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9pt" style:font-size-asian="9pt" style:font-size-complex="9pt"/>
    </style:style>
    <style:style style:name="ce15" style:family="table-cell" style:parent-style-name="Default" style:data-style-name="N0"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000000" fo:background-color="transparent"/>
      <style:text-properties fo:font-size="12pt" style:font-size-asian="12pt" style:font-size-complex="12pt"/>
    </style:style>
    <style:style style:name="ce17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1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0" style:family="table-cell" style:parent-style-name="Default" style:data-style-name="N4">
      <style:table-cell-properties fo:border="thin solid #000000" fo:background-color="transparent"/>
      <style:text-properties fo:font-size="12pt" style:font-size-asian="12pt" style:font-size-complex="12pt"/>
    </style:style>
    <style:style style:name="ce21" style:family="table-cell" style:parent-style-name="Default" style:data-style-name="N36">
      <style:table-cell-properties fo:border="thin solid #000000" style:vertical-align="middle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2" style:family="table-cell" style:parent-style-name="Default" style:data-style-name="N36">
      <style:table-cell-properties fo:border="thin solid #000000" style:vertical-align="automatic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</style:style>
    <style:style style:name="ce23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 style:data-style-name="N37"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1447619047619cm"/>
    </style:style>
    <style:style style:name="co3" style:family="table-column">
      <style:table-column-properties fo:break-before="auto" style:column-width="10.5077380952381cm"/>
    </style:style>
    <style:style style:name="co4" style:family="table-column">
      <style:table-column-properties fo:break-before="auto" style:column-width="8.46666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3.35642857142857cm"/>
    </style:style>
    <style:style style:name="co7" style:family="table-column">
      <style:table-column-properties fo:break-before="auto" style:column-width="3.65880952380952cm"/>
    </style:style>
    <style:style style:name="co8" style:family="table-column">
      <style:table-column-properties fo:break-before="auto" style:column-width="3.55297619047619cm"/>
    </style:style>
    <style:style style:name="co9" style:family="table-column">
      <style:table-column-properties fo:break-before="auto" style:column-width="5.1102380952381cm"/>
    </style:style>
    <style:style style:name="ro1" style:family="table-row">
      <style:table-row-properties style:row-height="130.5pt" style:use-optimal-row-height="false" fo:break-before="auto"/>
    </style:style>
    <style:style style:name="ro2" style:family="table-row">
      <style:table-row-properties style:row-height="81.4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6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  <style:style style:name="ce27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28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29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T2]));ISBLANK([.U2])))" style:apply-style-name="cf2" style:base-cell-address="Data_Sheet.U2"/>
    </style:style>
    <style:style style:name="ce30" style:family="table-cell" style:parent-style-name="Default" style:data-style-name="N0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1" style:family="table-cell" style:parent-style-name="Default" style:data-style-name="N0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U2]));ISBLANK([.T2])))" style:apply-style-name="cf2" style:base-cell-address="Data_Sheet.T2"/>
    </style:style>
    <style:style style:name="ce32" style:family="table-cell" style:parent-style-name="Default" style:data-style-name="N2">
      <style:table-cell-properties fo:border="thin solid #000000" style:vertical-align="automatic" fo:wrap-option="wrap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3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W2]));ISBLANK([.Y2])))" style:apply-style-name="cf2" style:base-cell-address="Data_Sheet.Y2"/>
    </style:style>
    <style:style style:name="ce34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2]));ISBLANK([.F2])))" style:apply-style-name="cf2" style:base-cell-address="Data_Sheet.F2"/>
    </style:style>
    <style:style style:name="ce35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G5]));ISBLANK([.F5])))" style:apply-style-name="cf2" style:base-cell-address="Data_Sheet.F5"/>
    </style:style>
    <style:style style:name="ce36" style:family="table-cell" style:parent-style-name="Default" style:data-style-name="N2">
      <style:table-cell-properties fo:border="thin solid #000000" style:vertical-align="middle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5]));ISBLANK([.G5])))" style:apply-style-name="cf2" style:base-cell-address="Data_Sheet.G5"/>
    </style:style>
    <style:style style:name="ce37" style:family="table-cell" style:parent-style-name="Default" style:data-style-name="N2">
      <style:table-cell-properties fo:border="thin solid #000000" style:vertical-align="automatic" fo:wrap-option="wrap" fo:background-color="transparent" style:cell-protect="none" style:repeat-content="false"/>
      <style:paragraph-properties fo:text-align="end" fo:margin-right="0cm"/>
      <style:text-properties fo:font-size="12pt" style:font-size-asian="12pt" style:font-size-complex="12pt"/>
      <style:map style:condition="of:is-true-formula(AND(NOT(ISBLANK([.F2]));ISBLANK([.G2])))" style:apply-style-name="cf2" style:base-cell-address="Data_Sheet.G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decimal-number() and cell-content-is-between(0,[.F2])" table:base-cell-address="Data_Sheet.G2">
          <table:help-message table:display="true"/>
          <table:error-message table:display="true"/>
        </table:content-validation>
        <table:content-validation table:name="val2" table:condition="of:cell-content-is-decimal-number() and cell-content-is-between(0,1000000000)">
          <table:help-message table:display="true"/>
          <table:error-message table:display="true"/>
        </table:content-validation>
        <table:content-validation table:name="val3" table:condition="of:cell-content-is-decimal-number() and cell-content-is-between(0,[.W2])" table:base-cell-address="Data_Sheet.Y2">
          <table:help-message table:display="true"/>
          <table:error-message table:display="true"/>
        </table:content-validation>
        <table:content-validation table:name="val4" table:condition="of:cell-content-is-decimal-number() and cell-content-is-between(0,1E+26)">
          <table:help-message table:display="true"/>
          <table:error-message table:display="true"/>
        </table:content-validation>
        <table:content-validation table:name="val5" table:condition="of:cell-content-is-decimal-number() and cell-content-is-between(-9999999999999,9999999999999)">
          <table:help-message table:display="true"/>
          <table:error-message table:display="true"/>
        </table:content-validation>
      </table:content-validations>
      <table:table table:name="Data_Sheet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31" table:default-cell-style-name="ce15"/>
        <table:table-column table:style-name="co7" table:default-cell-style-name="ce15"/>
        <table:table-column table:style-name="co6" table:number-columns-repeated="3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16342" table:default-cell-style-name="ce15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2">
            <text:p>Non-Payroll staff costs;</text:p>
            <text:p>Contingent labour</text:p>
          </table:table-cell>
          <table:table-cell office:value-type="string" table:style-name="ce2">
            <text:p>Non-Payroll staff costs;</text:p>
            <text:p>Consultancy</text:p>
          </table:table-cell>
          <table:table-cell office:value-type="string" table:style-name="ce2">
            <text:p>Non-Payroll staff costs;</text:p>
            <text:p>Total staff costs</text:p>
          </table:table-cell>
          <table:table-cell office:value-type="string" table:style-name="ce2">
            <text:p>Grand Total paybill/staffing (payroll and non-payroll) costs</text:p>
          </table:table-cell>
          <table:table-cell office:value-type="string" table:style-name="ce3">
            <text:p>Comments</text:p>
          </table:table-cell>
          <table:table-cell table:number-columns-repeated="16342" table:style-name="ce4"/>
        </table:table-row>
        <table:table-row table:style-name="ro2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Home Office (excl agencies)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Home Office</text:p>
          </table:table-cell>
          <table:table-cell office:value-type="float" office:value="9913" table:content-validation-name="val2" table:style-name="ce27">
            <text:p>9913.00</text:p>
          </table:table-cell>
          <table:table-cell office:value-type="float" office:value="9044.3780255067068" table:content-validation-name="val1" table:style-name="ce26">
            <text:p>9044.38</text:p>
          </table:table-cell>
          <table:table-cell office:value-type="float" office:value="21088" table:content-validation-name="val2" table:style-name="ce27">
            <text:p>21088.00</text:p>
          </table:table-cell>
          <table:table-cell office:value-type="float" office:value="20007.432830322417" table:content-validation-name="val1" table:style-name="ce26">
            <text:p>20007.43</text:p>
          </table:table-cell>
          <table:table-cell office:value-type="float" office:value="13990" table:content-validation-name="val2" table:style-name="ce27">
            <text:p>13990.00</text:p>
          </table:table-cell>
          <table:table-cell office:value-type="float" office:value="13550.702108105384" table:content-validation-name="val1" table:style-name="ce26">
            <text:p>13550.70</text:p>
          </table:table-cell>
          <table:table-cell office:value-type="float" office:value="5142" table:content-validation-name="val2" table:style-name="ce27">
            <text:p>5142.00</text:p>
          </table:table-cell>
          <table:table-cell office:value-type="float" office:value="5025.5351201205995" table:content-validation-name="val1" table:style-name="ce26">
            <text:p>5025.54</text:p>
          </table:table-cell>
          <table:table-cell office:value-type="float" office:value="370" table:content-validation-name="val2" table:style-name="ce27">
            <text:p>370.00</text:p>
          </table:table-cell>
          <table:table-cell office:value-type="float" office:value="364.41081081070001" table:content-validation-name="val1" table:style-name="ce26">
            <text:p>364.41</text:p>
          </table:table-cell>
          <table:table-cell office:value-type="float" office:value="142" table:content-validation-name="val2" table:style-name="ce27">
            <text:p>142.00</text:p>
          </table:table-cell>
          <table:table-cell office:value-type="float" office:value="141.57432432439998" table:content-validation-name="val1" table:style-name="ce26">
            <text:p>141.57</text:p>
          </table:table-cell>
          <table:table-cell office:value-type="float" office:value="50645" table:style-name="ce7">
            <text:p>50,645</text:p>
          </table:table-cell>
          <table:table-cell office:value-type="float" office:value="48134.033219190213" table:style-name="ce7">
            <text:p>48,134</text:p>
          </table:table-cell>
          <table:table-cell office:value-type="float" office:value="2851" table:content-validation-name="val4" table:style-name="ce30">
            <text:p>2851</text:p>
          </table:table-cell>
          <table:table-cell office:value-type="float" office:value="2766.6272972954935" table:content-validation-name="val1" table:style-name="ce28">
            <text:p>2766.63</text:p>
          </table:table-cell>
          <table:table-cell office:value-type="float" office:value="401" table:content-validation-name="val4" table:style-name="ce30">
            <text:p>401</text:p>
          </table:table-cell>
          <table:table-cell office:value-type="float" office:value="398.41621621619998" table:content-validation-name="val1" table:style-name="ce28">
            <text:p>398.42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3252" table:style-name="ce7">
            <text:p>3,252</text:p>
          </table:table-cell>
          <table:table-cell office:value-type="float" office:value="3165.0435135116936" table:style-name="ce7">
            <text:p>3,165</text:p>
          </table:table-cell>
          <table:table-cell table:style-name="ce9"/>
          <table:table-cell office:value-type="float" office:value="53897" table:style-name="ce7">
            <text:p>53,897</text:p>
          </table:table-cell>
          <table:table-cell office:value-type="float" office:value="51299.076732701906" table:style-name="ce7">
            <text:p>51,299</text:p>
          </table:table-cell>
          <table:table-cell office:value-type="currency" office:value="155613830.67000005" table:content-validation-name="val5" table:style-name="ce10">
            <text:p>£155,613,830.67</text:p>
          </table:table-cell>
          <table:table-cell office:value-type="currency" office:value="16595906.390000023" table:content-validation-name="val5" table:style-name="ce10">
            <text:p>£16,595,906.39</text:p>
          </table:table-cell>
          <table:table-cell office:value-type="currency" office:value="7070283.7599999998" table:content-validation-name="val5" table:style-name="ce10">
            <text:p>£7,070,283.76</text:p>
          </table:table-cell>
          <table:table-cell office:value-type="currency" office:value="2590638.6800000006" table:content-validation-name="val5" table:style-name="ce10">
            <text:p>£2,590,638.68</text:p>
          </table:table-cell>
          <table:table-cell office:value-type="currency" office:value="47269600.390000001" table:content-validation-name="val5" table:style-name="ce10">
            <text:p>£47,269,600.39</text:p>
          </table:table-cell>
          <table:table-cell office:value-type="currency" office:value="22751046.800000004" table:content-validation-name="val5" table:style-name="ce10">
            <text:p>£22,751,046.80</text:p>
          </table:table-cell>
          <table:table-cell office:value-type="currency" office:value="251891306.69000006" table:style-name="ce11">
            <text:p>£251,891,306.69</text:p>
          </table:table-cell>
          <table:table-cell office:value-type="currency" office:value="15776064.23" table:content-validation-name="val5" table:style-name="ce12">
            <text:p>£15,776,064.23</text:p>
          </table:table-cell>
          <table:table-cell office:value-type="currency" office:value="9581426.2999999989" table:content-validation-name="val5" table:style-name="ce12">
            <text:p>£9,581,426.30</text:p>
          </table:table-cell>
          <table:table-cell office:value-type="currency" office:value="25357490.530000001" table:style-name="ce11">
            <text:p>£25,357,490.53</text:p>
          </table:table-cell>
          <table:table-cell office:value-type="currency" office:value="277248797.22000003" table:style-name="ce13">
            <text:p>£277,248,797.22</text:p>
          </table:table-cell>
          <table:table-cell office:value-type="string" table:style-name="ce14">
            <text:p>Please note that we are unable to provide the data for “Non-payroll staff; Consultancy; Number of Contracts” at this time, as the data we hold doesn’t have the granularity to report to this level. Therefore, this column is left blank.</text:p>
          </table:table-cell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Disclosure and Barring Service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32" table:content-validation-name="val2" table:style-name="ce27">
            <text:p>432.00</text:p>
          </table:table-cell>
          <table:table-cell office:value-type="float" office:value="328.86" table:content-validation-name="val1" table:style-name="ce26">
            <text:p>328.86</text:p>
          </table:table-cell>
          <table:table-cell office:value-type="float" office:value="322" table:content-validation-name="val2" table:style-name="ce27">
            <text:p>322.00</text:p>
          </table:table-cell>
          <table:table-cell office:value-type="float" office:value="289.07" table:content-validation-name="val1" table:style-name="ce26">
            <text:p>289.07</text:p>
          </table:table-cell>
          <table:table-cell office:value-type="float" office:value="517" table:content-validation-name="val2" table:style-name="ce27">
            <text:p>517.00</text:p>
          </table:table-cell>
          <table:table-cell office:value-type="float" office:value="495.56" table:content-validation-name="val1" table:style-name="ce26">
            <text:p>495.56</text:p>
          </table:table-cell>
          <table:table-cell office:value-type="float" office:value="104" table:content-validation-name="val2" table:style-name="ce27">
            <text:p>104.00</text:p>
          </table:table-cell>
          <table:table-cell office:value-type="float" office:value="101.64" table:content-validation-name="val1" table:style-name="ce26">
            <text:p>101.64</text:p>
          </table:table-cell>
          <table:table-cell office:value-type="float" office:value="10" table:content-validation-name="val2" table:style-name="ce27">
            <text:p>10.00</text:p>
          </table:table-cell>
          <table:table-cell office:value-type="float" office:value="9.8000000000000007" table:content-validation-name="val1" table:style-name="ce26">
            <text:p>9.80</text:p>
          </table:table-cell>
          <table:table-cell office:value-type="float" office:value="0" table:content-validation-name="val2" table:style-name="ce27">
            <text:p>0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1385" table:style-name="ce7">
            <text:p>1,385</text:p>
          </table:table-cell>
          <table:table-cell office:value-type="float" office:value="1224.93" table:style-name="ce7">
            <text:p>1,225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2" table:content-validation-name="val1" table:style-name="ce28">
            <text:p>12.00</text:p>
          </table:table-cell>
          <table:table-cell office:value-type="float" office:value="12" table:content-validation-name="val3" table:style-name="ce32">
            <text:p>12.00</text:p>
          </table:table-cell>
          <table:table-cell office:value-type="float" office:value="12" table:style-name="ce7">
            <text:p>12</text:p>
          </table:table-cell>
          <table:table-cell office:value-type="float" office:value="12" table:style-name="ce7">
            <text:p>12</text:p>
          </table:table-cell>
          <table:table-cell table:style-name="ce9"/>
          <table:table-cell office:value-type="float" office:value="1397" table:style-name="ce7">
            <text:p>1,397</text:p>
          </table:table-cell>
          <table:table-cell office:value-type="float" office:value="1236.93" table:style-name="ce7">
            <text:p>1,237</text:p>
          </table:table-cell>
          <table:table-cell office:value-type="currency" office:value="3573912.21" table:content-validation-name="val5" table:style-name="ce10">
            <text:p>£3,573,912.21</text:p>
          </table:table-cell>
          <table:table-cell office:value-type="currency" office:value="24249.919999999998" table:content-validation-name="val5" table:style-name="ce10">
            <text:p>£24,249.92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86388.68" table:content-validation-name="val5" table:style-name="ce10">
            <text:p>£86,388.68</text:p>
          </table:table-cell>
          <table:table-cell office:value-type="currency" office:value="1018059.27" table:content-validation-name="val5" table:style-name="ce10">
            <text:p>£1,018,059.27</text:p>
          </table:table-cell>
          <table:table-cell office:value-type="currency" office:value="479457.08" table:content-validation-name="val5" table:style-name="ce10">
            <text:p>£479,457.08</text:p>
          </table:table-cell>
          <table:table-cell office:value-type="currency" office:value="5182067.16" table:style-name="ce11">
            <text:p>£5,182,067.16</text:p>
          </table:table-cell>
          <table:table-cell office:value-type="currency" office:value="149984.54999999999" table:content-validation-name="val5" table:style-name="ce12">
            <text:p>£149,984.5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149984.54999999999" table:style-name="ce11">
            <text:p>£149,984.55</text:p>
          </table:table-cell>
          <table:table-cell office:value-type="currency" office:value="5332051.71" table:style-name="ce13">
            <text:p>£5,332,051.71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Independent Office for Police Conduct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67" table:content-validation-name="val2" table:style-name="ce27">
            <text:p>67.00</text:p>
          </table:table-cell>
          <table:table-cell office:value-type="float" office:value="64.540000000000006" table:content-validation-name="val1" table:style-name="ce26">
            <text:p>64.54</text:p>
          </table:table-cell>
          <table:table-cell office:value-type="float" office:value="491" table:content-validation-name="val2" table:style-name="ce27">
            <text:p>491.00</text:p>
          </table:table-cell>
          <table:table-cell office:value-type="float" office:value="467.24" table:content-validation-name="val1" table:style-name="ce26">
            <text:p>467.24</text:p>
          </table:table-cell>
          <table:table-cell office:value-type="float" office:value="373" table:content-validation-name="val2" table:style-name="ce27">
            <text:p>373.00</text:p>
          </table:table-cell>
          <table:table-cell office:value-type="float" office:value="362.4" table:content-validation-name="val1" table:style-name="ce26">
            <text:p>362.40</text:p>
          </table:table-cell>
          <table:table-cell office:value-type="float" office:value="56" table:content-validation-name="val2" table:style-name="ce27">
            <text:p>56.00</text:p>
          </table:table-cell>
          <table:table-cell office:value-type="float" office:value="54.47" table:content-validation-name="val1" table:style-name="ce26">
            <text:p>54.47</text:p>
          </table:table-cell>
          <table:table-cell office:value-type="float" office:value="13" table:content-validation-name="val2" table:style-name="ce27">
            <text:p>13.00</text:p>
          </table:table-cell>
          <table:table-cell office:value-type="float" office:value="13" table:content-validation-name="val1" table:style-name="ce26">
            <text:p>13.00</text:p>
          </table:table-cell>
          <table:table-cell office:value-type="float" office:value="1" table:content-validation-name="val2" table:style-name="ce27">
            <text:p>1.00</text:p>
          </table:table-cell>
          <table:table-cell office:value-type="float" office:value="1" table:content-validation-name="val1" table:style-name="ce26">
            <text:p>1.00</text:p>
          </table:table-cell>
          <table:table-cell office:value-type="float" office:value="1001" table:style-name="ce7">
            <text:p>1,001</text:p>
          </table:table-cell>
          <table:table-cell office:value-type="float" office:value="962.65" table:style-name="ce7">
            <text:p>963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1" table:content-validation-name="val4" table:style-name="ce30">
            <text:p>1</text:p>
          </table:table-cell>
          <table:table-cell office:value-type="float" office:value="1" table:content-validation-name="val1" table:style-name="ce28">
            <text:p>1.00</text:p>
          </table:table-cell>
          <table:table-cell office:value-type="float" office:value="3" table:content-validation-name="val1" table:style-name="ce28">
            <text:p>3.00</text:p>
          </table:table-cell>
          <table:table-cell office:value-type="float" office:value="3" table:content-validation-name="val3" table:style-name="ce32">
            <text:p>3.00</text:p>
          </table:table-cell>
          <table:table-cell office:value-type="float" office:value="4" table:style-name="ce7">
            <text:p>4</text:p>
          </table:table-cell>
          <table:table-cell office:value-type="float" office:value="4" table:style-name="ce7">
            <text:p>4</text:p>
          </table:table-cell>
          <table:table-cell table:style-name="ce9"/>
          <table:table-cell office:value-type="float" office:value="1005" table:style-name="ce7">
            <text:p>1,005</text:p>
          </table:table-cell>
          <table:table-cell office:value-type="float" office:value="966.65" table:style-name="ce7">
            <text:p>967</text:p>
          </table:table-cell>
          <table:table-cell office:value-type="currency" office:value="3369309" table:content-validation-name="val5" table:style-name="ce10">
            <text:p>£3,369,309.00</text:p>
          </table:table-cell>
          <table:table-cell office:value-type="currency" office:value="116523" table:content-validation-name="val5" table:style-name="ce10">
            <text:p>£116,523.00</text:p>
          </table:table-cell>
          <table:table-cell office:value-type="currency" office:value="0" table:content-validation-name="val5" table:style-name="ce10">
            <text:p>£0.00</text:p>
          </table:table-cell>
          <table:table-cell office:value-type="currency" office:value="11267" table:content-validation-name="val5" table:style-name="ce10">
            <text:p>£11,267.00</text:p>
          </table:table-cell>
          <table:table-cell office:value-type="currency" office:value="956189" table:content-validation-name="val5" table:style-name="ce10">
            <text:p>£956,189.00</text:p>
          </table:table-cell>
          <table:table-cell office:value-type="currency" office:value="478384" table:content-validation-name="val5" table:style-name="ce10">
            <text:p>£478,384.00</text:p>
          </table:table-cell>
          <table:table-cell office:value-type="currency" office:value="4931672" table:style-name="ce11">
            <text:p>£4,931,672.00</text:p>
          </table:table-cell>
          <table:table-cell office:value-type="currency" office:value="30030" table:content-validation-name="val5" table:style-name="ce12">
            <text:p>£30,030.00</text:p>
          </table:table-cell>
          <table:table-cell office:value-type="currency" office:value="6908" table:content-validation-name="val5" table:style-name="ce12">
            <text:p>£6,908.00</text:p>
          </table:table-cell>
          <table:table-cell office:value-type="currency" office:value="36938" table:style-name="ce11">
            <text:p>£36,938.00</text:p>
          </table:table-cell>
          <table:table-cell office:value-type="currency" office:value="4968610" table:style-name="ce13">
            <text:p>£4,968,610.00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16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16">
            <text:p>Immigration Advice Authority</text:p>
          </table:table-cell>
          <table:table-cell office:value-type="string" table:style-name="ce16">
            <text:p>Executive Non-Departmental Public Body</text:p>
          </table:table-cell>
          <table:table-cell office:value-type="string" table:style-name="ce16">
            <text:p>Home Office</text:p>
          </table:table-cell>
          <table:table-cell office:value-type="float" office:value="6" table:content-validation-name="val2" table:style-name="ce35">
            <text:p>6.00</text:p>
          </table:table-cell>
          <table:table-cell office:value-type="float" office:value="5.22" table:content-validation-name="val1" table:style-name="ce36">
            <text:p>5.22</text:p>
          </table:table-cell>
          <table:table-cell office:value-type="float" office:value="8" table:content-validation-name="val2" table:style-name="ce35">
            <text:p>8.00</text:p>
          </table:table-cell>
          <table:table-cell office:value-type="float" office:value="7.58" table:content-validation-name="val1" table:style-name="ce36">
            <text:p>7.58</text:p>
          </table:table-cell>
          <table:table-cell office:value-type="float" office:value="42" table:content-validation-name="val2" table:style-name="ce35">
            <text:p>42.00</text:p>
          </table:table-cell>
          <table:table-cell office:value-type="float" office:value="40.78" table:content-validation-name="val1" table:style-name="ce36">
            <text:p>40.78</text:p>
          </table:table-cell>
          <table:table-cell office:value-type="float" office:value="7" table:content-validation-name="val2" table:style-name="ce35">
            <text:p>7.00</text:p>
          </table:table-cell>
          <table:table-cell office:value-type="float" office:value="6.2" table:content-validation-name="val1" table:style-name="ce36">
            <text:p>6.20</text:p>
          </table:table-cell>
          <table:table-cell office:value-type="float" office:value="3" table:content-validation-name="val2" table:style-name="ce35">
            <text:p>3.00</text:p>
          </table:table-cell>
          <table:table-cell office:value-type="float" office:value="3" table:content-validation-name="val1" table:style-name="ce36">
            <text:p>3.00</text:p>
          </table:table-cell>
          <table:table-cell office:value-type="float" office:value="1" table:content-validation-name="val2" table:style-name="ce35">
            <text:p>1.00</text:p>
          </table:table-cell>
          <table:table-cell office:value-type="float" office:value="0.8" table:content-validation-name="val1" table:style-name="ce36">
            <text:p>0.80</text:p>
          </table:table-cell>
          <table:table-cell office:value-type="float" office:value="67" table:style-name="ce7">
            <text:p>67</text:p>
          </table:table-cell>
          <table:table-cell office:value-type="float" office:value="63.58" table:style-name="ce7">
            <text:p>64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20"/>
          <table:table-cell office:value-type="float" office:value="67" table:style-name="ce7">
            <text:p>67</text:p>
          </table:table-cell>
          <table:table-cell office:value-type="float" office:value="63.58" table:style-name="ce7">
            <text:p>64</text:p>
          </table:table-cell>
          <table:table-cell office:value-type="currency" office:value="242093.41" table:content-validation-name="val5" table:style-name="ce21">
            <text:p>£242,093.41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0" table:content-validation-name="val5" table:style-name="ce21">
            <text:p>£0.00</text:p>
          </table:table-cell>
          <table:table-cell office:value-type="currency" office:value="422.39" table:content-validation-name="val5" table:style-name="ce21">
            <text:p>£422.39</text:p>
          </table:table-cell>
          <table:table-cell office:value-type="currency" office:value="68924.92" table:content-validation-name="val5" table:style-name="ce21">
            <text:p>£68,924.92</text:p>
          </table:table-cell>
          <table:table-cell office:value-type="currency" office:value="32265.279999999999" table:content-validation-name="val5" table:style-name="ce21">
            <text:p>£32,265.28</text:p>
          </table:table-cell>
          <table:table-cell office:value-type="currency" office:value="343706" table:style-name="ce11">
            <text:p>£343,706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343706" table:style-name="ce13">
            <text:p>£343,706.00</text:p>
          </table:table-cell>
          <table:table-cell table:style-name="ce16"/>
          <table:table-cell table:number-columns-repeated="9" table:style-name="ce23"/>
          <table:table-cell table:number-columns-repeated="16333" table:style-name="ce24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Security Industry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94" table:content-validation-name="val2" table:style-name="ce27">
            <text:p>94.00</text:p>
          </table:table-cell>
          <table:table-cell office:value-type="float" office:value="83" table:content-validation-name="val1" table:style-name="ce26">
            <text:p>83.00</text:p>
          </table:table-cell>
          <table:table-cell office:value-type="float" office:value="114" table:content-validation-name="val2" table:style-name="ce27">
            <text:p>114.00</text:p>
          </table:table-cell>
          <table:table-cell office:value-type="float" office:value="107" table:content-validation-name="val1" table:style-name="ce26">
            <text:p>107.00</text:p>
          </table:table-cell>
          <table:table-cell office:value-type="float" office:value="121" table:content-validation-name="val2" table:style-name="ce27">
            <text:p>121.00</text:p>
          </table:table-cell>
          <table:table-cell office:value-type="float" office:value="114" table:content-validation-name="val1" table:style-name="ce26">
            <text:p>114.00</text:p>
          </table:table-cell>
          <table:table-cell office:value-type="float" office:value="31" table:content-validation-name="val2" table:style-name="ce27">
            <text:p>31.00</text:p>
          </table:table-cell>
          <table:table-cell office:value-type="float" office:value="31" table:content-validation-name="val1" table:style-name="ce26">
            <text:p>31.00</text:p>
          </table:table-cell>
          <table:table-cell office:value-type="float" office:value="6" table:content-validation-name="val2" table:style-name="ce27">
            <text:p>6.00</text:p>
          </table:table-cell>
          <table:table-cell office:value-type="float" office:value="6" table:content-validation-name="val1" table:style-name="ce26">
            <text:p>6.00</text:p>
          </table:table-cell>
          <table:table-cell office:value-type="float" office:value="7" table:content-validation-name="val2" table:style-name="ce27">
            <text:p>7.00</text:p>
          </table:table-cell>
          <table:table-cell office:value-type="float" office:value="0" table:content-validation-name="val1" table:style-name="ce26">
            <text:p>0.00</text:p>
          </table:table-cell>
          <table:table-cell office:value-type="float" office:value="373" table:style-name="ce7">
            <text:p>373</text:p>
          </table:table-cell>
          <table:table-cell office:value-type="float" office:value="341" table:style-name="ce7">
            <text:p>341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4" table:style-name="ce30">
            <text:p>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1" table:style-name="ce28">
            <text:p>0.00</text:p>
          </table:table-cell>
          <table:table-cell office:value-type="float" office:value="0" table:content-validation-name="val3" table:style-name="ce32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373" table:style-name="ce7">
            <text:p>373</text:p>
          </table:table-cell>
          <table:table-cell office:value-type="float" office:value="341" table:style-name="ce7">
            <text:p>341</text:p>
          </table:table-cell>
          <table:table-cell office:value-type="currency" office:value="1238814.33" table:content-validation-name="val5" table:style-name="ce10">
            <text:p>£1,238,814.33</text:p>
          </table:table-cell>
          <table:table-cell office:value-type="currency" office:value="17959.739999999998" table:content-validation-name="val5" table:style-name="ce10">
            <text:p>£17,959.74</text:p>
          </table:table-cell>
          <table:table-cell office:value-type="currency" office:value="1000" table:content-validation-name="val5" table:style-name="ce10">
            <text:p>£1,000.00</text:p>
          </table:table-cell>
          <table:table-cell office:value-type="currency" office:value="3930.79" table:content-validation-name="val5" table:style-name="ce10">
            <text:p>£3,930.79</text:p>
          </table:table-cell>
          <table:table-cell office:value-type="currency" office:value="340073.19000000006" table:content-validation-name="val5" table:style-name="ce10">
            <text:p>£340,073.19</text:p>
          </table:table-cell>
          <table:table-cell office:value-type="currency" office:value="165869.37000000005" table:content-validation-name="val5" table:style-name="ce10">
            <text:p>£165,869.37</text:p>
          </table:table-cell>
          <table:table-cell office:value-type="currency" office:value="1767647.4200000004" table:style-name="ce11">
            <text:p>£1,767,647.42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1767647.4200000004" table:style-name="ce13">
            <text:p>£1,767,647.42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office:value-type="float" office:value="2025" table:style-name="ce5">
            <text:p>2025</text:p>
          </table:table-cell>
          <table:table-cell office:value-type="string" table:style-name="ce5">
            <text:p>May</text:p>
          </table:table-cell>
          <table:table-cell office:value-type="string" table:style-name="ce5">
            <text:p>Gangmasters &amp; Labour Abuse Authority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Home Office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8" table:content-validation-name="val2" table:style-name="ce34">
            <text:p>8.00</text:p>
          </table:table-cell>
          <table:table-cell office:value-type="float" office:value="7.1" table:content-validation-name="val1" table:style-name="ce37">
            <text:p>7.10</text:p>
          </table:table-cell>
          <table:table-cell office:value-type="float" office:value="65" table:content-validation-name="val2" table:style-name="ce34">
            <text:p>65.00</text:p>
          </table:table-cell>
          <table:table-cell office:value-type="float" office:value="63.07" table:content-validation-name="val1" table:style-name="ce37">
            <text:p>63.07</text:p>
          </table:table-cell>
          <table:table-cell office:value-type="float" office:value="5" table:content-validation-name="val2" table:style-name="ce34">
            <text:p>5.00</text:p>
          </table:table-cell>
          <table:table-cell office:value-type="float" office:value="4.8099999999999996" table:content-validation-name="val1" table:style-name="ce37">
            <text:p>4.81</text:p>
          </table:table-cell>
          <table:table-cell office:value-type="float" office:value="4" table:content-validation-name="val2" table:style-name="ce34">
            <text:p>4.00</text:p>
          </table:table-cell>
          <table:table-cell office:value-type="float" office:value="4" table:content-validation-name="val1" table:style-name="ce37">
            <text:p>4.00</text:p>
          </table:table-cell>
          <table:table-cell office:value-type="float" office:value="0" table:content-validation-name="val2" table:style-name="ce34">
            <text:p>0.00</text:p>
          </table:table-cell>
          <table:table-cell office:value-type="float" office:value="0" table:content-validation-name="val1" table:style-name="ce37">
            <text:p>0.00</text:p>
          </table:table-cell>
          <table:table-cell office:value-type="float" office:value="86" table:style-name="ce7">
            <text:p>86</text:p>
          </table:table-cell>
          <table:table-cell office:value-type="float" office:value="82.98" table:style-name="ce7">
            <text:p>83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4" table:style-name="ce31">
            <text:p>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1" table:style-name="ce29">
            <text:p>0.00</text:p>
          </table:table-cell>
          <table:table-cell office:value-type="float" office:value="0" table:content-validation-name="val3" table:style-name="ce33">
            <text:p>0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9"/>
          <table:table-cell office:value-type="float" office:value="86" table:style-name="ce7">
            <text:p>86</text:p>
          </table:table-cell>
          <table:table-cell office:value-type="float" office:value="82.98" table:style-name="ce7">
            <text:p>83</text:p>
          </table:table-cell>
          <table:table-cell office:value-type="currency" office:value="338118.31" table:content-validation-name="val5" table:style-name="ce22">
            <text:p>£338,118.31</text:p>
          </table:table-cell>
          <table:table-cell office:value-type="currency" office:value="5082.7700000000004" table:content-validation-name="val5" table:style-name="ce22">
            <text:p>£5,082.77</text:p>
          </table:table-cell>
          <table:table-cell office:value-type="currency" office:value="93549.53" table:content-validation-name="val5" table:style-name="ce22">
            <text:p>£93,549.53</text:p>
          </table:table-cell>
          <table:table-cell office:value-type="currency" office:value="0" table:content-validation-name="val5" table:style-name="ce22">
            <text:p>£0.00</text:p>
          </table:table-cell>
          <table:table-cell office:value-type="currency" office:value="92179.74" table:content-validation-name="val5" table:style-name="ce22">
            <text:p>£92,179.74</text:p>
          </table:table-cell>
          <table:table-cell office:value-type="currency" office:value="60002.7" table:content-validation-name="val5" table:style-name="ce22">
            <text:p>£60,002.70</text:p>
          </table:table-cell>
          <table:table-cell office:value-type="currency" office:value="588933.04999999993" table:style-name="ce11">
            <text:p>£588,933.05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content-validation-name="val5" table:style-name="ce12">
            <text:p>£0.00</text:p>
          </table:table-cell>
          <table:table-cell office:value-type="currency" office:value="0" table:style-name="ce11">
            <text:p>£0.00</text:p>
          </table:table-cell>
          <table:table-cell office:value-type="currency" office:value="588933.04999999993" table:style-name="ce13">
            <text:p>£588,933.05</text:p>
          </table:table-cell>
          <table:table-cell table:style-name="ce5"/>
          <table:table-cell table:number-columns-repeated="16342" table:style-name="ce15"/>
        </table:table-row>
        <table:table-row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6343" table:style-name="ce15"/>
        </table:table-row>
        <table:table-row table:number-rows-repeated="5" table:style-name="ro3">
          <table:table-cell table:number-columns-repeated="36" table:style-name="ce15"/>
          <table:table-cell table:style-name="ce25"/>
          <table:table-cell table:number-columns-repeated="2" table:style-name="ce15"/>
          <table:table-cell table:number-columns-repeated="2" table:style-name="ce25"/>
          <table:table-cell table:number-columns-repeated="10" table:style-name="ce15"/>
          <table:table-cell table:number-columns-repeated="16333" table:style-name="ce1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 Light" svg:font-family="&quot;Calibri Light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currency-style style:name="N36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P0" number:language="en" number:country="GB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37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37P0"/>
    </number:currency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f1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meta:initial-creator>Raji Mathew John</meta:initial-creator>
    <dc:creator>Raji Mathew John</dc:creator>
    <meta:creation-date>2022-05-25T10:02:41Z</meta:creation-date>
    <dc:date>2025-06-19T13:28:06Z</dc:date>
  </office:meta>
</office:document-meta>
</file>